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Mangal2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fo:language="es" fo:country="MX"/>
    </style:style>
    <style:style style:name="P2" style:family="paragraph" style:parent-style-name="Normal_20__28_Web_29_">
      <style:paragraph-properties fo:margin-left="0.64cm" fo:margin-right="0cm" fo:margin-top="0.494cm" fo:margin-bottom="0cm" fo:line-height="150%" fo:text-indent="0cm" style:auto-text-indent="false"/>
      <style:text-properties fo:language="es" fo:country="MX"/>
    </style:style>
    <style:style style:name="P3" style:family="paragraph" style:parent-style-name="Normal_20__28_Web_29_">
      <style:paragraph-properties fo:margin-left="0.64cm" fo:margin-right="0cm" fo:margin-top="0.494cm" fo:margin-bottom="0cm" fo:line-height="150%" fo:text-indent="0cm" style:auto-text-indent="false"/>
      <style:text-properties style:font-name="Arial" fo:language="es" fo:country="MX" style:font-name-complex="Arial"/>
    </style:style>
    <style:style style:name="P4" style:family="paragraph" style:parent-style-name="Normal_20__28_Web_29_">
      <style:paragraph-properties fo:margin-left="3.131cm" fo:margin-right="0cm" fo:margin-top="0.494cm" fo:margin-bottom="0cm" fo:line-height="150%" fo:text-align="center" style:justify-single-word="false" fo:text-indent="0.61cm" style:auto-text-indent="false"/>
      <style:text-properties style:font-name="Arial" fo:language="es" fo:country="MX" style:font-name-complex="Arial"/>
    </style:style>
    <style:style style:name="P5" style:family="paragraph" style:parent-style-name="Normal_20__28_Web_29_">
      <style:paragraph-properties fo:margin-left="0.64cm" fo:margin-right="0cm" fo:margin-top="0.494cm" fo:margin-bottom="0cm" fo:line-height="150%" fo:text-align="justify" style:justify-single-word="false" fo:text-indent="2.852cm" style:auto-text-indent="false"/>
    </style:style>
    <style:style style:name="P6" style:family="paragraph" style:parent-style-name="Normal_20__28_Web_29_">
      <style:paragraph-properties fo:margin-left="0.64cm" fo:margin-right="0cm" fo:margin-top="0.494cm" fo:margin-bottom="0cm" fo:line-height="150%" fo:text-align="justify" style:justify-single-word="false" fo:text-indent="2.852cm" style:auto-text-indent="false"/>
      <style:text-properties style:font-name="Arial" fo:language="es" fo:country="MX" style:font-name-complex="Arial"/>
    </style:style>
    <style:style style:name="P7" style:family="paragraph" style:parent-style-name="Normal_20__28_Web_29_">
      <style:paragraph-properties fo:margin-left="0.64cm" fo:margin-right="0cm" fo:margin-top="0.494cm" fo:margin-bottom="0cm" fo:line-height="150%" fo:text-indent="6.662cm" style:auto-text-indent="false"/>
      <style:text-properties style:font-name="Arial" fo:language="es" fo:country="MX" style:font-name-complex="Arial"/>
    </style:style>
    <style:style style:name="P8" style:family="paragraph" style:parent-style-name="Normal_20__28_Web_29_" style:master-page-name="Standard">
      <style:paragraph-properties fo:margin-left="0cm" fo:margin-right="0cm" fo:margin-top="0cm" fo:margin-bottom="0cm" fo:line-height="150%" fo:text-indent="0cm" style:auto-text-indent="false" style:page-number="auto"/>
    </style:style>
    <style:style style:name="T1" style:family="text">
      <style:text-properties fo:color="#000000" style:font-name="Arial" style:font-name-complex="Arial"/>
    </style:style>
    <style:style style:name="T2" style:family="text">
      <style:text-properties style:font-name="Arial" fo:language="es" fo:country="MX" style:font-name-complex="Arial"/>
    </style:style>
    <style:style style:name="T3" style:family="text">
      <style:text-properties style:font-name="Arial" fo:language="es" fo:country="MX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" style:family="text">
      <style:text-properties fo:language="es" fo:country="MX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$n_juzgado</text:span><text:span text:style-name="T2"> <text:s text:c="34"/></text:span><text:span text:style-name="T3">OFICIO</text:span></text:p>
      <text:p text:style-name="P2"/>
      <text:p text:style-name="P4">La Plata, <text:s text:c="12"/>de <text:s text:c="26"/>20 <text:s text:c="6"/>.-</text:p>
      <text:p text:style-name="P2"/>
      <text:p text:style-name="P2"/>
      <text:p text:style-name="P3">Señor </text:p>
      <text:p text:style-name="P3">Gerente del Banco de la Provincia de Buenos Aires.</text:p>
      <text:p text:style-name="P3">Sucursal Tribunales.</text:p>
      <text:p text:style-name="P3">S/D</text:p>
      <text:p text:style-name="P2"/>
      <text:p text:style-name="P5"><text:span text:style-name="T2">Me dirijo a Ud., en mi carácter de Secretario del Juzgado en lo Civil y Comercial Nº </text:span><text:span text:style-name="T1">$n_juzgado</text:span><text:span text:style-name="T2"> del Departamento Judicial de La Plata, en los autos caratulados “</text:span><text:span text:style-name="T1">$nombre_empresa</text:span><text:span text:style-name="T2"> c/ </text:span><text:span text:style-name="T1">$nombreCliente </text:span><text:span text:style-name="T2">s/ Cobro Ejecutivo“, Expte Nº </text:span><text:span text:style-name="T1">$n_expediente</text:span><text:span text:style-name="T2">, a fin de solicitarle tenga a bien abrir una cuenta en pesos a la orden del Juez </text:span><text:span text:style-name="T1">$textoLibre_1 </text:span><text:span text:style-name="T2">quien resulta titular del Juzgado mencionado.</text:span></text:p>
      <text:p text:style-name="P6">Se deja constancia que deberá comunicarse el número de cuenta en este acto, al portador del presente.- </text:p>
      <text:p text:style-name="P2"/>
      <text:p text:style-name="P7">Sin más, saludo a Ud. atte.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Mangal2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AR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es" fo:country="E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>
      <style:paragraph-properties fo:margin-top="0.494cm" fo:margin-bottom="0.21cm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$n_juzgado                                   OFICIO</dc:title>
    <meta:initial-creator>silvia</meta:initial-creator>
    <meta:creation-date>2012-12-26T17:46:00</meta:creation-date>
    <dc:creator>silvia</dc:creator>
    <dc:date>2012-12-26T17:51:00</dc:date>
    <meta:editing-cycles>1</meta:editing-cycles>
    <meta:editing-duration>PT4M</meta:editing-duration>
    <meta:generator>OpenOffice.org/3.4.1$Win32 OpenOffice.org_project/341m1$Build-9593</meta:generator>
    <meta:document-statistic meta:table-count="0" meta:image-count="0" meta:object-count="0" meta:page-count="1" meta:paragraph-count="9" meta:word-count="104" meta:character-count="701"/>
  </office:meta>
</office:document-meta>
</file>